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5f20" officeooo:paragraph-rsid="00215f20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15f20" officeooo:paragraph-rsid="00215f2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515a9" officeooo:paragraph-rsid="002515a9" style:font-size-asian="12.25pt" style:font-size-complex="14pt"/>
    </style:style>
    <style:style style:name="T1" style:family="text">
      <style:text-properties officeooo:rsid="002106bb"/>
    </style:style>
    <style:style style:name="T2" style:family="text">
      <style:text-properties officeooo:rsid="00215f20"/>
    </style:style>
    <style:style style:name="T3" style:family="text">
      <style:text-properties officeooo:rsid="0026e4a2"/>
    </style:style>
    <style:style style:name="T4" style:family="text">
      <style:text-properties officeooo:rsid="00275df4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date style:data-style-name="N37" text:date-value="2025-10-15T16:28:47.104687155">10/15/25</text:date></text:p>
      <text:p text:style-name="P2">Math 5099 – Colloquium </text:p>
      <text:p text:style-name="P2"><text:span text:style-name="T1">Fall</text:span> 2025</text:p>
      <text:p text:style-name="P1"/>
      <text:p text:style-name="P5">The Computational Model of Arterial Thrombosis</text:p>
      <text:p text:style-name="P4"><text:span text:style-name="T2">Shuruq Alnefaie</text:span></text:p>
      <text:p text:style-name="P5">Advisor: Dr. Jian Du</text:p>
      <text:p text:style-name="P4"/>
      <text:p text:style-name="P7">Reflection by Paul Carmody</text:p>
      <text:p text:style-name="P7"/>
      <text:p text:style-name="P8">Thrombosis is a major cause of heart attacks and strokes. <text:s/>Attempts are made to provide a mathematical model for the development and interference of thrombosis grows.</text:p>
      <text:p text:style-name="P8"/>
      <text:p text:style-name="P8">Damage → exposure of collagen → Platelet adhesion → activity → … </text:p>
      <text:p text:style-name="P8"/>
      <text:p text:style-name="P9">A mathematical model is presented indicating the change of platelets over time. <text:s/>Bounded and fluid proportions. <text:s/><text:span text:style-name="T3">This appears to be a lot on fluid dynamics (as expected). <text:s/>Formula of note is Kozeny-Carman formula. <text:s/></text:span><text:span text:style-name="T4">It goes into great detail of many interdependent paramete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10-15T16:28:46.684457352</dc:date>
    <meta:editing-duration>PT27M4S</meta:editing-duration>
    <meta:editing-cycles>8</meta:editing-cycles>
    <meta:document-statistic meta:table-count="0" meta:image-count="0" meta:object-count="0" meta:page-count="1" meta:paragraph-count="10" meta:word-count="102" meta:character-count="653" meta:non-whitespace-character-count="553"/>
  </office:meta>
</office:document-meta>
</file>